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736in"/>
    </style:style>
    <style:style style:name="co2" style:family="table-column">
      <style:table-column-properties fo:break-before="auto" style:column-width="1.111in"/>
    </style:style>
    <style:style style:name="co3" style:family="table-column">
      <style:table-column-properties fo:break-before="auto" style:column-width="0.9508in"/>
    </style:style>
    <style:style style:name="co4" style:family="table-column">
      <style:table-column-properties fo:break-before="auto" style:column-width="3.9425in"/>
    </style:style>
    <style:style style:name="co5" style:family="table-column">
      <style:table-column-properties fo:break-before="auto" style:column-width="4.1429in"/>
    </style:style>
    <style:style style:name="co6" style:family="table-column">
      <style:table-column-properties fo:break-before="auto" style:column-width="3.9256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33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Calibri" style:font-name-asian="WenQuanYi Micro Hei" style:font-name-complex="Calibri1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alibri1" style:font-name-asian="WenQuanYi Micro Hei" style:font-name-complex="Calibri1"/>
    </style:style>
    <style:style style:name="ce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-asian="WenQuanYi Micro Hei" style:font-name-complex="Calibri1"/>
    </style:style>
    <style:style style:name="T2" style:family="text">
      <style:text-properties fo:color="#0000ff" style:text-outline="false" style:text-line-through-style="none" style:font-name="Calibri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WenQuanYi Micro 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101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x (pix)</text:p>
          </table:table-cell>
          <table:table-cell office:value-type="string">
            <text:p>y (pix)</text:p>
          </table:table-cell>
          <table:table-cell office:value-type="string">
            <text:p>X (m)</text:p>
          </table:table-cell>
          <table:table-cell office:value-type="string">
            <text:p>Y (m)</text:p>
          </table:table-cell>
          <table:table-cell office:value-type="string">
            <text:p>Orientation</text:p>
          </table:table-cell>
          <table:table-cell office:value-type="string">
            <text:p>URL</text:p>
          </table:table-cell>
          <table:table-cell office:value-type="string">
            <text:p>Redirect URL</text:p>
          </table:table-cell>
          <table:table-cell office:value-type="string">
            <text:p>Notes</text:p>
          </table:table-cell>
          <table:table-cell table:number-columns-repeated="1015"/>
        </table:table-row>
        <table:table-row table:style-name="ro2">
          <table:table-cell office:value-type="string">
            <text:p>Office3675</text:p>
          </table:table-cell>
          <table:table-cell office:value-type="float" office:value="574">
            <text:p>574</text:p>
          </table:table-cell>
          <table:table-cell office:value-type="float" office:value="1014">
            <text:p>1014</text:p>
          </table:table-cell>
          <table:table-cell table:formula="of:=[.B2]*0.0328" office:value-type="float" office:value="18.8272">
            <text:p>18.8272</text:p>
          </table:table-cell>
          <table:table-cell table:formula="of:=(1440-[.C2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75">http://www.cs.rit.edu/~robotlab/Office3675</text:a></text:p>
          </table:table-cell>
          <table:table-cell office:value-type="string">
            <text:p><text:a xlink:href="http://www.cs.rit.edu/~ta">http://www.cs.rit.edu/~ta</text:a></text:p>
          </table:table-cell>
          <table:table-cell table:number-columns-repeated="1016"/>
        </table:table-row>
        <table:table-row table:style-name="ro2">
          <table:table-cell office:value-type="string">
            <text:p>Office3673</text:p>
          </table:table-cell>
          <table:table-cell office:value-type="float" office:value="693">
            <text:p>693</text:p>
          </table:table-cell>
          <table:table-cell office:value-type="float" office:value="1014">
            <text:p>1014</text:p>
          </table:table-cell>
          <table:table-cell table:formula="of:=[.B3]*0.0328" office:value-type="float" office:value="22.7304">
            <text:p>22.7304</text:p>
          </table:table-cell>
          <table:table-cell table:formula="of:=(1440-[.C3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73">http://www.cs.rit.edu/~robotlab/Office3673</text:a></text:p>
          </table:table-cell>
          <table:table-cell office:value-type="string">
            <text:p><text:a xlink:href="http://www.cs.rit.edu/~ta">http://www.cs.rit.edu/~ta</text:a></text:p>
          </table:table-cell>
          <table:table-cell table:number-columns-repeated="1016"/>
        </table:table-row>
        <table:table-row table:style-name="ro2">
          <table:table-cell office:value-type="string">
            <text:p>Office3671</text:p>
          </table:table-cell>
          <table:table-cell office:value-type="float" office:value="746">
            <text:p>746</text:p>
          </table:table-cell>
          <table:table-cell office:value-type="float" office:value="1014">
            <text:p>1014</text:p>
          </table:table-cell>
          <table:table-cell table:formula="of:=[.B4]*0.0328" office:value-type="float" office:value="24.4688">
            <text:p>24.4688</text:p>
          </table:table-cell>
          <table:table-cell table:formula="of:=(1440-[.C4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71">http://www.cs.rit.edu/~robotlab/Office3671</text:a></text:p>
          </table:table-cell>
          <table:table-cell office:value-type="string">
            <text:p><text:a xlink:href="http://www.cs.rit.edu/~ta">http://www.cs.rit.edu/~ta</text:a></text:p>
          </table:table-cell>
          <table:table-cell table:number-columns-repeated="1016"/>
        </table:table-row>
        <table:table-row table:style-name="ro2">
          <table:table-cell office:value-type="string">
            <text:p>Office3669</text:p>
          </table:table-cell>
          <table:table-cell office:value-type="float" office:value="829">
            <text:p>829</text:p>
          </table:table-cell>
          <table:table-cell office:value-type="float" office:value="1014">
            <text:p>1014</text:p>
          </table:table-cell>
          <table:table-cell table:formula="of:=[.B5]*0.0328" office:value-type="float" office:value="27.1912">
            <text:p>27.1912</text:p>
          </table:table-cell>
          <table:table-cell table:formula="of:=(1440-[.C5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69">http://www.cs.rit.edu/~robotlab/Office3669</text:a></text:p>
          </table:table-cell>
          <table:table-cell table:style-name="ce4" office:value-type="string">
            <text:p><text:span text:style-name="T1"><text:a xlink:href="http://www.cs.rit.edu/~tmh">http://www.cs.rit.edu/~tmh</text:a></text:span></text:p>
          </table:table-cell>
          <table:table-cell table:number-columns-repeated="1016"/>
        </table:table-row>
        <table:table-row table:style-name="ro2">
          <table:table-cell office:value-type="string">
            <text:p>Office3659</text:p>
          </table:table-cell>
          <table:table-cell office:value-type="float" office:value="912">
            <text:p>912</text:p>
          </table:table-cell>
          <table:table-cell office:value-type="float" office:value="1014">
            <text:p>1014</text:p>
          </table:table-cell>
          <table:table-cell table:formula="of:=[.B6]*0.0328" office:value-type="float" office:value="29.9136">
            <text:p>29.9136</text:p>
          </table:table-cell>
          <table:table-cell table:formula="of:=(1440-[.C6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59">http://www.cs.rit.edu/~robotlab/Office3659</text:a></text:p>
          </table:table-cell>
          <table:table-cell office:value-type="string">
            <text:p><text:a xlink:href="http://www.cs.rit.edu/~jsb">http://www.cs.rit.edu/~jsb</text:a></text:p>
          </table:table-cell>
          <table:table-cell table:number-columns-repeated="1016"/>
        </table:table-row>
        <table:table-row table:style-name="ro2">
          <table:table-cell office:value-type="string">
            <text:p>Office3657</text:p>
          </table:table-cell>
          <table:table-cell office:value-type="float" office:value="998">
            <text:p>998</text:p>
          </table:table-cell>
          <table:table-cell office:value-type="float" office:value="1014">
            <text:p>1014</text:p>
          </table:table-cell>
          <table:table-cell table:formula="of:=[.B7]*0.0328" office:value-type="float" office:value="32.7344">
            <text:p>32.7344</text:p>
          </table:table-cell>
          <table:table-cell table:formula="of:=(1440-[.C7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57">http://www.cs.rit.edu/~robotlab/Office3657</text:a></text:p>
          </table:table-cell>
          <table:table-cell office:value-type="string">
            <text:p><text:a xlink:href="http://www.cs.rit.edu/~spr">http://www.cs.rit.edu/~spr</text:a></text:p>
          </table:table-cell>
          <table:table-cell table:number-columns-repeated="1016"/>
        </table:table-row>
        <table:table-row table:style-name="ro2">
          <table:table-cell office:value-type="string">
            <text:p>Office3655</text:p>
          </table:table-cell>
          <table:table-cell office:value-type="float" office:value="1081">
            <text:p>1081</text:p>
          </table:table-cell>
          <table:table-cell office:value-type="float" office:value="1014">
            <text:p>1014</text:p>
          </table:table-cell>
          <table:table-cell table:formula="of:=[.B8]*0.0328" office:value-type="float" office:value="35.4568">
            <text:p>35.4568</text:p>
          </table:table-cell>
          <table:table-cell table:formula="of:=(1440-[.C8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55">http://www.cs.rit.edu/~robotlab/Office3655</text:a></text:p>
          </table:table-cell>
          <table:table-cell office:value-type="string">
            <text:p><text:a xlink:href="http://www.cs.rit.edu/~xl">http://www.cs.rit.edu/~xl</text:a></text:p>
          </table:table-cell>
          <table:table-cell table:number-columns-repeated="1016"/>
        </table:table-row>
        <table:table-row table:style-name="ro2">
          <table:table-cell office:value-type="string">
            <text:p>Office3651</text:p>
          </table:table-cell>
          <table:table-cell office:value-type="float" office:value="1166">
            <text:p>1166</text:p>
          </table:table-cell>
          <table:table-cell office:value-type="float" office:value="1014">
            <text:p>1014</text:p>
          </table:table-cell>
          <table:table-cell table:formula="of:=[.B9]*0.0328" office:value-type="float" office:value="38.2448">
            <text:p>38.2448</text:p>
          </table:table-cell>
          <table:table-cell table:formula="of:=(1440-[.C9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51">http://www.cs.rit.edu/~robotlab/Office3651</text:a></text:p>
          </table:table-cell>
          <table:table-cell office:value-type="string">
            <text:p><text:a xlink:href="http://www.cs.rit.edu/~zjb">http://www.cs.rit.edu/~zjb</text:a></text:p>
          </table:table-cell>
          <table:table-cell table:number-columns-repeated="1016"/>
        </table:table-row>
        <table:table-row table:style-name="ro2">
          <table:table-cell office:value-type="string">
            <text:p>Office3647</text:p>
          </table:table-cell>
          <table:table-cell office:value-type="float" office:value="1250">
            <text:p>1250</text:p>
          </table:table-cell>
          <table:table-cell office:value-type="float" office:value="1014">
            <text:p>1014</text:p>
          </table:table-cell>
          <table:table-cell table:formula="of:=[.B10]*0.0328" office:value-type="float" office:value="41">
            <text:p>41</text:p>
          </table:table-cell>
          <table:table-cell table:formula="of:=(1440-[.C10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47">http://www.cs.rit.edu/~robotlab/Office3647</text:a></text:p>
          </table:table-cell>
          <table:table-cell office:value-type="string">
            <text:p><text:a xlink:href="http://www.cs.rit.edu/~rsg">http://www.cs.rit.edu/~rsg</text:a></text:p>
          </table:table-cell>
          <table:table-cell table:number-columns-repeated="1016"/>
        </table:table-row>
        <table:table-row table:style-name="ro2">
          <table:table-cell office:value-type="string">
            <text:p>Office3645</text:p>
          </table:table-cell>
          <table:table-cell office:value-type="float" office:value="1338">
            <text:p>1338</text:p>
          </table:table-cell>
          <table:table-cell office:value-type="float" office:value="1014">
            <text:p>1014</text:p>
          </table:table-cell>
          <table:table-cell table:formula="of:=[.B11]*0.0328" office:value-type="float" office:value="43.8864">
            <text:p>43.8864</text:p>
          </table:table-cell>
          <table:table-cell table:formula="of:=(1440-[.C11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45">http://www.cs.rit.edu/~robotlab/Office3645</text:a></text:p>
          </table:table-cell>
          <table:table-cell office:value-type="string">
            <text:p><text:a xlink:href="http://www.cs.rit.edu/~ib">http://www.cs.rit.edu/~ib</text:a></text:p>
          </table:table-cell>
          <table:table-cell table:number-columns-repeated="1016"/>
        </table:table-row>
        <table:table-row table:style-name="ro2">
          <table:table-cell office:value-type="string">
            <text:p>Office3637</text:p>
          </table:table-cell>
          <table:table-cell office:value-type="float" office:value="1420">
            <text:p>1420</text:p>
          </table:table-cell>
          <table:table-cell office:value-type="float" office:value="1014">
            <text:p>1014</text:p>
          </table:table-cell>
          <table:table-cell table:formula="of:=[.B12]*0.0328" office:value-type="float" office:value="46.576">
            <text:p>46.576</text:p>
          </table:table-cell>
          <table:table-cell table:formula="of:=(1440-[.C12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37">http://www.cs.rit.edu/~robotlab/Office3637</text:a></text:p>
          </table:table-cell>
          <table:table-cell office:value-type="string">
            <text:p><text:a xlink:href="http://www.cs.rit.edu/~sps">http://www.cs.rit.edu/~sps</text:a></text:p>
          </table:table-cell>
          <table:table-cell table:number-columns-repeated="1016"/>
        </table:table-row>
        <table:table-row table:style-name="ro2">
          <table:table-cell office:value-type="string">
            <text:p>Office3635</text:p>
          </table:table-cell>
          <table:table-cell office:value-type="float" office:value="1504">
            <text:p>1504</text:p>
          </table:table-cell>
          <table:table-cell office:value-type="float" office:value="1014">
            <text:p>1014</text:p>
          </table:table-cell>
          <table:table-cell table:formula="of:=[.B13]*0.0328" office:value-type="float" office:value="49.3312">
            <text:p>49.3312</text:p>
          </table:table-cell>
          <table:table-cell table:formula="of:=(1440-[.C13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35">http://www.cs.rit.edu/~robotlab/Office3635</text:a></text:p>
          </table:table-cell>
          <table:table-cell office:value-type="string">
            <text:p><text:a xlink:href="http://www.cs.rit.edu/~ark">http://www.cs.rit.edu/~ark</text:a></text:p>
          </table:table-cell>
          <table:table-cell table:number-columns-repeated="1016"/>
        </table:table-row>
        <table:table-row table:style-name="ro2">
          <table:table-cell office:value-type="string">
            <text:p>Office3627</text:p>
          </table:table-cell>
          <table:table-cell office:value-type="float" office:value="1586">
            <text:p>1586</text:p>
          </table:table-cell>
          <table:table-cell office:value-type="float" office:value="1014">
            <text:p>1014</text:p>
          </table:table-cell>
          <table:table-cell table:formula="of:=[.B14]*0.0328" office:value-type="float" office:value="52.0208">
            <text:p>52.0208</text:p>
          </table:table-cell>
          <table:table-cell table:formula="of:=(1440-[.C14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27">http://www.cs.rit.edu/~robotlab/Office3627</text:a></text:p>
          </table:table-cell>
          <table:table-cell office:value-type="string">
            <text:p><text:a xlink:href="http://www.cs.rit.edu/~rlc">http://www.cs.rit.edu/~rlc</text:a></text:p>
          </table:table-cell>
          <table:table-cell table:number-columns-repeated="1016"/>
        </table:table-row>
        <table:table-row table:style-name="ro2">
          <table:table-cell office:value-type="string">
            <text:p>Office3625</text:p>
          </table:table-cell>
          <table:table-cell office:value-type="float" office:value="1647">
            <text:p>1647</text:p>
          </table:table-cell>
          <table:table-cell office:value-type="float" office:value="1014">
            <text:p>1014</text:p>
          </table:table-cell>
          <table:table-cell table:formula="of:=[.B15]*0.0328" office:value-type="float" office:value="54.0216">
            <text:p>54.0216</text:p>
          </table:table-cell>
          <table:table-cell table:formula="of:=(1440-[.C15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25">http://www.cs.rit.edu/~robotlab/Office3625</text:a></text:p>
          </table:table-cell>
          <table:table-cell office:value-type="string">
            <text:p><text:a xlink:href="http://www.cs.rit.edu/~eh">http://www.cs.rit.edu/~eh</text:a></text:p>
          </table:table-cell>
          <table:table-cell table:number-columns-repeated="1016"/>
        </table:table-row>
        <table:table-row table:style-name="ro2">
          <table:table-cell office:value-type="string">
            <text:p>Office3621</text:p>
          </table:table-cell>
          <table:table-cell office:value-type="float" office:value="1758">
            <text:p>1758</text:p>
          </table:table-cell>
          <table:table-cell office:value-type="float" office:value="1014">
            <text:p>1014</text:p>
          </table:table-cell>
          <table:table-cell table:formula="of:=[.B16]*0.0328" office:value-type="float" office:value="57.6624">
            <text:p>57.6624</text:p>
          </table:table-cell>
          <table:table-cell table:formula="of:=(1440-[.C16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21">http://www.cs.rit.edu/~robotlab/Office3621</text:a></text:p>
          </table:table-cell>
          <table:table-cell office:value-type="string">
            <text:p>https://www.cs.rit.edu/people/faculty</text:p>
          </table:table-cell>
          <table:table-cell table:number-columns-repeated="1016"/>
        </table:table-row>
        <table:table-row table:style-name="ro2">
          <table:table-cell office:value-type="string">
            <text:p>Office3619</text:p>
          </table:table-cell>
          <table:table-cell office:value-type="float" office:value="1841">
            <text:p>1841</text:p>
          </table:table-cell>
          <table:table-cell office:value-type="float" office:value="1014">
            <text:p>1014</text:p>
          </table:table-cell>
          <table:table-cell table:formula="of:=[.B17]*0.0328" office:value-type="float" office:value="60.3848">
            <text:p>60.3848</text:p>
          </table:table-cell>
          <table:table-cell table:formula="of:=(1440-[.C17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19">http://www.cs.rit.edu/~robotlab/Office3619</text:a></text:p>
          </table:table-cell>
          <table:table-cell office:value-type="string">
            <text:p><text:a xlink:href="http://www.cs.rit.edu/~rkr">http://www.cs.rit.edu/~rkr</text:a></text:p>
          </table:table-cell>
          <table:table-cell table:number-columns-repeated="1016"/>
        </table:table-row>
        <table:table-row table:style-name="ro2">
          <table:table-cell office:value-type="string">
            <text:p>Office3617</text:p>
          </table:table-cell>
          <table:table-cell office:value-type="float" office:value="1924">
            <text:p>1924</text:p>
          </table:table-cell>
          <table:table-cell office:value-type="float" office:value="1014">
            <text:p>1014</text:p>
          </table:table-cell>
          <table:table-cell table:formula="of:=[.B18]*0.0328" office:value-type="float" office:value="63.1072">
            <text:p>63.1072</text:p>
          </table:table-cell>
          <table:table-cell table:formula="of:=(1440-[.C18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17">http://www.cs.rit.edu/~robotlab/Office3617</text:a></text:p>
          </table:table-cell>
          <table:table-cell office:value-type="string">
            <text:p><text:a xlink:href="http://www.cs.rit.edu/~wrc">http://www.cs.rit.edu/~wrc</text:a></text:p>
          </table:table-cell>
          <table:table-cell table:number-columns-repeated="1016"/>
        </table:table-row>
        <table:table-row table:style-name="ro2">
          <table:table-cell office:value-type="string">
            <text:p>Office3615</text:p>
          </table:table-cell>
          <table:table-cell office:value-type="float" office:value="2005">
            <text:p>2005</text:p>
          </table:table-cell>
          <table:table-cell office:value-type="float" office:value="1014">
            <text:p>1014</text:p>
          </table:table-cell>
          <table:table-cell table:formula="of:=[.B19]*0.0328" office:value-type="float" office:value="65.764">
            <text:p>65.764</text:p>
          </table:table-cell>
          <table:table-cell table:formula="of:=(1440-[.C19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15">http://www.cs.rit.edu/~robotlab/Office3615</text:a></text:p>
          </table:table-cell>
          <table:table-cell office:value-type="string">
            <text:p>http://www.cs.rit.edu/~pga/</text:p>
          </table:table-cell>
          <table:table-cell table:number-columns-repeated="1016"/>
        </table:table-row>
        <table:table-row table:style-name="ro2">
          <table:table-cell office:value-type="string">
            <text:p>Office3575</text:p>
          </table:table-cell>
          <table:table-cell office:value-type="float" office:value="575">
            <text:p>575</text:p>
          </table:table-cell>
          <table:table-cell office:value-type="float" office:value="263">
            <text:p>263</text:p>
          </table:table-cell>
          <table:table-cell table:formula="of:=[.B20]*0.0328" office:value-type="float" office:value="18.86">
            <text:p>18.86</text:p>
          </table:table-cell>
          <table:table-cell table:formula="of:=(1440-[.C20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75">http://www.cs.rit.edu/~robotlab/Office3575</text:a></text:p>
          </table:table-cell>
          <table:table-cell office:value-type="string">
            <text:p>http://www.cs.rit.edu/people/adjuncts</text:p>
          </table:table-cell>
          <table:table-cell table:number-columns-repeated="1016"/>
        </table:table-row>
        <table:table-row table:style-name="ro2">
          <table:table-cell office:value-type="string">
            <text:p>Office3573</text:p>
          </table:table-cell>
          <table:table-cell office:value-type="float" office:value="696">
            <text:p>696</text:p>
          </table:table-cell>
          <table:table-cell office:value-type="float" office:value="263">
            <text:p>263</text:p>
          </table:table-cell>
          <table:table-cell table:formula="of:=[.B21]*0.0328" office:value-type="float" office:value="22.8288">
            <text:p>22.8288</text:p>
          </table:table-cell>
          <table:table-cell table:formula="of:=(1440-[.C21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73">http://www.cs.rit.edu/~robotlab/Office3573</text:a></text:p>
          </table:table-cell>
          <table:table-cell office:value-type="string">
            <text:p>http://www.cs.rit.edu/people/adjuncts</text:p>
          </table:table-cell>
          <table:table-cell table:number-columns-repeated="1016"/>
        </table:table-row>
        <table:table-row table:style-name="ro2">
          <table:table-cell office:value-type="string">
            <text:p>Office3571</text:p>
          </table:table-cell>
          <table:table-cell office:value-type="float" office:value="744">
            <text:p>744</text:p>
          </table:table-cell>
          <table:table-cell office:value-type="float" office:value="263">
            <text:p>263</text:p>
          </table:table-cell>
          <table:table-cell table:formula="of:=[.B22]*0.0328" office:value-type="float" office:value="24.4032">
            <text:p>24.4032</text:p>
          </table:table-cell>
          <table:table-cell table:formula="of:=(1440-[.C22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71">http://www.cs.rit.edu/~robotlab/Office3571</text:a></text:p>
          </table:table-cell>
          <table:table-cell office:value-type="string">
            <text:p>http://www.cs.rit.edu/people/adjuncts</text:p>
          </table:table-cell>
          <table:table-cell table:number-columns-repeated="1016"/>
        </table:table-row>
        <table:table-row table:style-name="ro2">
          <table:table-cell office:value-type="string">
            <text:p>Office3569</text:p>
          </table:table-cell>
          <table:table-cell office:value-type="float" office:value="830">
            <text:p>830</text:p>
          </table:table-cell>
          <table:table-cell office:value-type="float" office:value="263">
            <text:p>263</text:p>
          </table:table-cell>
          <table:table-cell table:formula="of:=[.B23]*0.0328" office:value-type="float" office:value="27.224">
            <text:p>27.224</text:p>
          </table:table-cell>
          <table:table-cell table:formula="of:=(1440-[.C23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69">http://www.cs.rit.edu/~robotlab/Office3569</text:a></text:p>
          </table:table-cell>
          <table:table-cell office:value-type="string">
            <text:p>http://www.rit.edu/emcs/oce/</text:p>
          </table:table-cell>
          <table:table-cell table:number-columns-repeated="1016"/>
        </table:table-row>
        <table:table-row table:style-name="ro2">
          <table:table-cell office:value-type="string">
            <text:p>Office3559</text:p>
          </table:table-cell>
          <table:table-cell office:value-type="float" office:value="914">
            <text:p>914</text:p>
          </table:table-cell>
          <table:table-cell office:value-type="float" office:value="263">
            <text:p>263</text:p>
          </table:table-cell>
          <table:table-cell table:formula="of:=[.B24]*0.0328" office:value-type="float" office:value="29.9792">
            <text:p>29.9792</text:p>
          </table:table-cell>
          <table:table-cell table:formula="of:=(1440-[.C24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59">http://www.cs.rit.edu/~robotlab/Office3559</text:a></text:p>
          </table:table-cell>
          <table:table-cell office:value-type="string">
            <text:p>http://www.cs.rit.edu/people/adjuncts</text:p>
          </table:table-cell>
          <table:table-cell table:number-columns-repeated="1016"/>
        </table:table-row>
        <table:table-row table:style-name="ro2">
          <table:table-cell office:value-type="string">
            <text:p>Office3557</text:p>
          </table:table-cell>
          <table:table-cell office:value-type="float" office:value="999">
            <text:p>999</text:p>
          </table:table-cell>
          <table:table-cell office:value-type="float" office:value="263">
            <text:p>263</text:p>
          </table:table-cell>
          <table:table-cell table:formula="of:=[.B25]*0.0328" office:value-type="float" office:value="32.7672">
            <text:p>32.7672</text:p>
          </table:table-cell>
          <table:table-cell table:formula="of:=(1440-[.C25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57">http://www.cs.rit.edu/~robotlab/Office3557</text:a></text:p>
          </table:table-cell>
          <table:table-cell office:value-type="string">
            <text:p><text:a xlink:href="http://www.cs.rit.edu/~mr">http://www.cs.rit.edu/~mr</text:a></text:p>
          </table:table-cell>
          <table:table-cell table:number-columns-repeated="1016"/>
        </table:table-row>
        <table:table-row table:style-name="ro2">
          <table:table-cell office:value-type="string">
            <text:p>Office3555</text:p>
          </table:table-cell>
          <table:table-cell office:value-type="float" office:value="1082">
            <text:p>1082</text:p>
          </table:table-cell>
          <table:table-cell office:value-type="float" office:value="263">
            <text:p>263</text:p>
          </table:table-cell>
          <table:table-cell table:formula="of:=[.B26]*0.0328" office:value-type="float" office:value="35.4896">
            <text:p>35.4896</text:p>
          </table:table-cell>
          <table:table-cell table:formula="of:=(1440-[.C26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55">http://www.cs.rit.edu/~robotlab/Office3555</text:a></text:p>
          </table:table-cell>
          <table:table-cell office:value-type="string">
            <text:p><text:a xlink:href="http://www.cs.rit.edu/~mtf">http://www.cs.rit.edu/~mtf</text:a></text:p>
          </table:table-cell>
          <table:table-cell table:number-columns-repeated="1016"/>
        </table:table-row>
        <table:table-row table:style-name="ro2">
          <table:table-cell office:value-type="string">
            <text:p>Office3551</text:p>
          </table:table-cell>
          <table:table-cell office:value-type="float" office:value="1165">
            <text:p>1165</text:p>
          </table:table-cell>
          <table:table-cell office:value-type="float" office:value="263">
            <text:p>263</text:p>
          </table:table-cell>
          <table:table-cell table:formula="of:=[.B27]*0.0328" office:value-type="float" office:value="38.212">
            <text:p>38.212</text:p>
          </table:table-cell>
          <table:table-cell table:formula="of:=(1440-[.C27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51">http://www.cs.rit.edu/~robotlab/Office3551</text:a></text:p>
          </table:table-cell>
          <table:table-cell office:value-type="string">
            <text:p><text:a xlink:href="http://www.cs.rit.edu/~rlaz">http://www.cs.rit.edu/~rlaz</text:a></text:p>
          </table:table-cell>
          <table:table-cell table:number-columns-repeated="1016"/>
        </table:table-row>
        <table:table-row table:style-name="ro2">
          <table:table-cell office:value-type="string">
            <text:p>Office3547</text:p>
          </table:table-cell>
          <table:table-cell office:value-type="float" office:value="1252">
            <text:p>1252</text:p>
          </table:table-cell>
          <table:table-cell office:value-type="float" office:value="263">
            <text:p>263</text:p>
          </table:table-cell>
          <table:table-cell table:formula="of:=[.B28]*0.0328" office:value-type="float" office:value="41.0656">
            <text:p>41.0656</text:p>
          </table:table-cell>
          <table:table-cell table:formula="of:=(1440-[.C28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47">http://www.cs.rit.edu/~robotlab/Office3547</text:a></text:p>
          </table:table-cell>
          <table:table-cell office:value-type="string">
            <text:p><text:a xlink:href="http://www.cs.rit.edu/~jmk">http://www.cs.rit.edu/~jmk</text:a></text:p>
          </table:table-cell>
          <table:table-cell table:number-columns-repeated="1016"/>
        </table:table-row>
        <table:table-row table:style-name="ro2">
          <table:table-cell office:value-type="string">
            <text:p>Office3545</text:p>
          </table:table-cell>
          <table:table-cell office:value-type="float" office:value="1335">
            <text:p>1335</text:p>
          </table:table-cell>
          <table:table-cell office:value-type="float" office:value="263">
            <text:p>263</text:p>
          </table:table-cell>
          <table:table-cell table:formula="of:=[.B29]*0.0328" office:value-type="float" office:value="43.788">
            <text:p>43.788</text:p>
          </table:table-cell>
          <table:table-cell table:formula="of:=(1440-[.C29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45">http://www.cs.rit.edu/~robotlab/Office3545</text:a></text:p>
          </table:table-cell>
          <table:table-cell office:value-type="string">
            <text:p><text:a xlink:href="http://www.cs.rit.edu/~rwd">http://www.cs.rit.edu/~rwd</text:a></text:p>
          </table:table-cell>
          <table:table-cell table:number-columns-repeated="1016"/>
        </table:table-row>
        <table:table-row table:style-name="ro2">
          <table:table-cell office:value-type="string">
            <text:p>Office3537</text:p>
          </table:table-cell>
          <table:table-cell office:value-type="float" office:value="1419">
            <text:p>1419</text:p>
          </table:table-cell>
          <table:table-cell office:value-type="float" office:value="263">
            <text:p>263</text:p>
          </table:table-cell>
          <table:table-cell table:formula="of:=[.B30]*0.0328" office:value-type="float" office:value="46.5432">
            <text:p>46.5432</text:p>
          </table:table-cell>
          <table:table-cell table:formula="of:=(1440-[.C30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37">http://www.cs.rit.edu/~robotlab/Office3537</text:a></text:p>
          </table:table-cell>
          <table:table-cell office:value-type="string">
            <text:p><text:a xlink:href="http://www.cs.rit.edu/~fxk">http://www.cs.rit.edu/~fxk</text:a></text:p>
          </table:table-cell>
          <table:table-cell table:number-columns-repeated="1016"/>
        </table:table-row>
        <table:table-row table:style-name="ro2">
          <table:table-cell office:value-type="string">
            <text:p>Office3535</text:p>
          </table:table-cell>
          <table:table-cell office:value-type="float" office:value="1504">
            <text:p>1504</text:p>
          </table:table-cell>
          <table:table-cell office:value-type="float" office:value="263">
            <text:p>263</text:p>
          </table:table-cell>
          <table:table-cell table:formula="of:=[.B31]*0.0328" office:value-type="float" office:value="49.3312">
            <text:p>49.3312</text:p>
          </table:table-cell>
          <table:table-cell table:formula="of:=(1440-[.C31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35">http://www.cs.rit.edu/~robotlab/Office3535</text:a></text:p>
          </table:table-cell>
          <table:table-cell office:value-type="string">
            <text:p><text:a xlink:href="http://www.cs.rit.edu/~bks">http://www.cs.rit.edu/~bks</text:a></text:p>
          </table:table-cell>
          <table:table-cell table:number-columns-repeated="1016"/>
        </table:table-row>
        <table:table-row table:style-name="ro2">
          <table:table-cell office:value-type="string">
            <text:p>Office3527</text:p>
          </table:table-cell>
          <table:table-cell office:value-type="float" office:value="1587">
            <text:p>1587</text:p>
          </table:table-cell>
          <table:table-cell office:value-type="float" office:value="263">
            <text:p>263</text:p>
          </table:table-cell>
          <table:table-cell table:formula="of:=[.B32]*0.0328" office:value-type="float" office:value="52.0536">
            <text:p>52.0536</text:p>
          </table:table-cell>
          <table:table-cell table:formula="of:=(1440-[.C32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27">http://www.cs.rit.edu/~robotlab/Office3527</text:a></text:p>
          </table:table-cell>
          <table:table-cell office:value-type="string">
            <text:p><text:a xlink:href="http://www.cs.rit.edu/~jmg">http://www.cs.rit.edu/~jmg</text:a></text:p>
          </table:table-cell>
          <table:table-cell table:number-columns-repeated="1016"/>
        </table:table-row>
        <table:table-row table:style-name="ro2">
          <table:table-cell office:value-type="string">
            <text:p>Office3525</text:p>
          </table:table-cell>
          <table:table-cell office:value-type="float" office:value="1671">
            <text:p>1671</text:p>
          </table:table-cell>
          <table:table-cell office:value-type="float" office:value="263">
            <text:p>263</text:p>
          </table:table-cell>
          <table:table-cell table:formula="of:=[.B33]*0.0328" office:value-type="float" office:value="54.8088">
            <text:p>54.8088</text:p>
          </table:table-cell>
          <table:table-cell table:formula="of:=(1440-[.C33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25">http://www.cs.rit.edu/~robotlab/Office3525</text:a></text:p>
          </table:table-cell>
          <table:table-cell office:value-type="string">
            <text:p><text:a xlink:href="http://www.cs.rit.edu/~atd">http://www.cs.rit.edu/~atd</text:a></text:p>
          </table:table-cell>
          <table:table-cell table:number-columns-repeated="1016"/>
        </table:table-row>
        <table:table-row table:style-name="ro2">
          <table:table-cell office:value-type="string">
            <text:p>Office3521</text:p>
          </table:table-cell>
          <table:table-cell office:value-type="float" office:value="1756">
            <text:p>1756</text:p>
          </table:table-cell>
          <table:table-cell office:value-type="float" office:value="263">
            <text:p>263</text:p>
          </table:table-cell>
          <table:table-cell table:formula="of:=[.B34]*0.0328" office:value-type="float" office:value="57.5968">
            <text:p>57.5968</text:p>
          </table:table-cell>
          <table:table-cell table:formula="of:=(1440-[.C34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21">http://www.cs.rit.edu/~robotlab/Office3521</text:a></text:p>
          </table:table-cell>
          <table:table-cell office:value-type="string">
            <text:p><text:a xlink:href="http://www.cs.rit.edu/~lr">http://www.cs.rit.edu/~lr</text:a></text:p>
          </table:table-cell>
          <table:table-cell table:number-columns-repeated="1016"/>
        </table:table-row>
        <table:table-row table:style-name="ro2">
          <table:table-cell office:value-type="string">
            <text:p>Office3519</text:p>
          </table:table-cell>
          <table:table-cell office:value-type="float" office:value="1842">
            <text:p>1842</text:p>
          </table:table-cell>
          <table:table-cell office:value-type="float" office:value="263">
            <text:p>263</text:p>
          </table:table-cell>
          <table:table-cell table:formula="of:=[.B35]*0.0328" office:value-type="float" office:value="60.4176">
            <text:p>60.4176</text:p>
          </table:table-cell>
          <table:table-cell table:formula="of:=(1440-[.C35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19">http://www.cs.rit.edu/~robotlab/Office3519</text:a></text:p>
          </table:table-cell>
          <table:table-cell office:value-type="string">
            <text:p><text:a xlink:href="http://www.cs.rit.edu/~cmh">http://www.cs.rit.edu/~cmh</text:a></text:p>
          </table:table-cell>
          <table:table-cell table:number-columns-repeated="1016"/>
        </table:table-row>
        <table:table-row table:style-name="ro2">
          <table:table-cell office:value-type="string">
            <text:p>Office3517</text:p>
          </table:table-cell>
          <table:table-cell office:value-type="float" office:value="1925">
            <text:p>1925</text:p>
          </table:table-cell>
          <table:table-cell office:value-type="float" office:value="263">
            <text:p>263</text:p>
          </table:table-cell>
          <table:table-cell table:formula="of:=[.B36]*0.0328" office:value-type="float" office:value="63.14">
            <text:p>63.14</text:p>
          </table:table-cell>
          <table:table-cell table:formula="of:=(1440-[.C36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17">http://www.cs.rit.edu/~robotlab/Office3517</text:a></text:p>
          </table:table-cell>
          <table:table-cell office:value-type="string">
            <text:p><text:a xlink:href="http://www.cs.rit.edu/~rjb">http://www.cs.rit.edu/~rjb</text:a></text:p>
          </table:table-cell>
          <table:table-cell table:number-columns-repeated="1016"/>
        </table:table-row>
        <table:table-row table:style-name="ro2">
          <table:table-cell office:value-type="string">
            <text:p>Office3515</text:p>
          </table:table-cell>
          <table:table-cell office:value-type="float" office:value="2011">
            <text:p>2011</text:p>
          </table:table-cell>
          <table:table-cell office:value-type="float" office:value="263">
            <text:p>263</text:p>
          </table:table-cell>
          <table:table-cell table:formula="of:=[.B37]*0.0328" office:value-type="float" office:value="65.9608">
            <text:p>65.9608</text:p>
          </table:table-cell>
          <table:table-cell table:formula="of:=(1440-[.C37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15">http://www.cs.rit.edu/~robotlab/Office3515</text:a></text:p>
          </table:table-cell>
          <table:table-cell office:value-type="string">
            <text:p><text:a xlink:href="http://www.cs.rit.edu/~jeh">http://www.cs.rit.edu/~jeh</text:a></text:p>
          </table:table-cell>
          <table:table-cell table:number-columns-repeated="1016"/>
        </table:table-row>
        <table:table-row table:style-name="ro2">
          <table:table-cell office:value-type="string">
            <text:p>Office3511</text:p>
          </table:table-cell>
          <table:table-cell office:value-type="float" office:value="2095">
            <text:p>2095</text:p>
          </table:table-cell>
          <table:table-cell office:value-type="float" office:value="263">
            <text:p>263</text:p>
          </table:table-cell>
          <table:table-cell table:formula="of:=[.B38]*0.0328" office:value-type="float" office:value="68.716">
            <text:p>68.716</text:p>
          </table:table-cell>
          <table:table-cell table:formula="of:=(1440-[.C38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11">http://www.cs.rit.edu/~robotlab/Office3511</text:a></text:p>
          </table:table-cell>
          <table:table-cell office:value-type="string">
            <text:p><text:a xlink:href="http://www.cs.rit.edu/~paw">http://www.cs.rit.edu/~paw</text:a></text:p>
          </table:table-cell>
          <table:table-cell table:number-columns-repeated="1016"/>
        </table:table-row>
        <table:table-row table:style-name="ro2">
          <table:table-cell office:value-type="string">
            <text:p>Office3509</text:p>
          </table:table-cell>
          <table:table-cell office:value-type="float" office:value="2167">
            <text:p>2167</text:p>
          </table:table-cell>
          <table:table-cell office:value-type="float" office:value="263">
            <text:p>263</text:p>
          </table:table-cell>
          <table:table-cell table:formula="of:=[.B39]*0.0328" office:value-type="float" office:value="71.0776">
            <text:p>71.0776</text:p>
          </table:table-cell>
          <table:table-cell table:formula="of:=(1440-[.C39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09">http://www.cs.rit.edu/~robotlab/Office3509</text:a></text:p>
          </table:table-cell>
          <table:table-cell office:value-type="string">
            <text:p><text:a xlink:href="http://www.cs.rit.edu/~anh">http://www.cs.rit.edu/~anh</text:a></text:p>
          </table:table-cell>
          <table:table-cell table:number-columns-repeated="1016"/>
        </table:table-row>
        <table:table-row table:style-name="ro2">
          <table:table-cell office:value-type="string">
            <text:p>RNDLab</text:p>
          </table:table-cell>
          <table:table-cell office:value-type="float" office:value="2647">
            <text:p>2647</text:p>
          </table:table-cell>
          <table:table-cell office:value-type="float" office:value="327">
            <text:p>327</text:p>
          </table:table-cell>
          <table:table-cell table:formula="of:=[.B40]*0.0328" office:value-type="float" office:value="86.8216">
            <text:p>86.8216</text:p>
          </table:table-cell>
          <table:table-cell table:formula="of:=(1440-[.C40])*0.0328" office:value-type="float" office:value="36.5064">
            <text:p>36.5064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RNDLab">http://www.cs.rit.edu/~robotlab/RNDLab</text:a></text:p>
          </table:table-cell>
          <table:table-cell office:value-type="string">
            <text:p><text:a xlink:href="http://www.cs.rit.edu/~robotlab">http://www.cs.rit.edu/~robotlab</text:a></text:p>
          </table:table-cell>
          <table:table-cell table:number-columns-repeated="1016"/>
        </table:table-row>
        <table:table-row table:style-name="ro2">
          <table:table-cell office:value-type="string">
            <text:p>HonorsLab</text:p>
          </table:table-cell>
          <table:table-cell table:number-columns-repeated="2"/>
          <table:table-cell table:formula="of:=[.B41]*0.0328" office:value-type="float" office:value="0">
            <text:p>0</text:p>
          </table:table-cell>
          <table:table-cell table:formula="of:=(1440-[.C41])*0.0328" office:value-type="float" office:value="47.232">
            <text:p>47.232</text:p>
          </table:table-cell>
          <table:table-cell/>
          <table:table-cell office:value-type="string">
            <text:p><text:a xlink:href="http://www.cs.rit.edu/~robotlab/HonorsLab">http://www.cs.rit.edu/~robotlab/HonorsLab</text:a></text:p>
          </table:table-cell>
          <table:table-cell office:value-type="string">
            <text:p><text:a xlink:href="http://honors.rit.edu/">http://honors.rit.edu</text:a></text:p>
          </table:table-cell>
          <table:table-cell table:number-columns-repeated="1016"/>
        </table:table-row>
        <table:table-row table:style-name="ro2">
          <table:table-cell office:value-type="string">
            <text:p>ICL1</text:p>
          </table:table-cell>
          <table:table-cell office:value-type="float" office:value="1367">
            <text:p>1367</text:p>
          </table:table-cell>
          <table:table-cell office:value-type="float" office:value="349">
            <text:p>349</text:p>
          </table:table-cell>
          <table:table-cell table:formula="of:=[.B42]*0.0328" office:value-type="float" office:value="44.8376">
            <text:p>44.8376</text:p>
          </table:table-cell>
          <table:table-cell table:formula="of:=(1440-[.C42])*0.0328" office:value-type="float" office:value="35.7848">
            <text:p>35.784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ICL1">http://www.cs.rit.edu/~robotlab/ICL1</text:a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ICL2</text:p>
          </table:table-cell>
          <table:table-cell office:value-type="float" office:value="1706">
            <text:p>1706</text:p>
          </table:table-cell>
          <table:table-cell office:value-type="float" office:value="349">
            <text:p>349</text:p>
          </table:table-cell>
          <table:table-cell table:formula="of:=[.B43]*0.0328" office:value-type="float" office:value="55.9568">
            <text:p>55.9568</text:p>
          </table:table-cell>
          <table:table-cell table:formula="of:=(1440-[.C43])*0.0328" office:value-type="float" office:value="35.7848">
            <text:p>35.784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ICL2">http://www.cs.rit.edu/~robotlab/ICL2</text:a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ICL3</text:p>
          </table:table-cell>
          <table:table-cell office:value-type="float" office:value="870">
            <text:p>870</text:p>
          </table:table-cell>
          <table:table-cell office:value-type="float" office:value="930">
            <text:p>930</text:p>
          </table:table-cell>
          <table:table-cell table:formula="of:=[.B44]*0.0328" office:value-type="float" office:value="28.536">
            <text:p>28.536</text:p>
          </table:table-cell>
          <table:table-cell table:formula="of:=(1440-[.C44])*0.0328" office:value-type="float" office:value="16.728">
            <text:p>16.7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ICL3">http://www.cs.rit.edu/~robotlab/ICL3</text:a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ICL4</text:p>
          </table:table-cell>
          <table:table-cell office:value-type="float" office:value="1207">
            <text:p>1207</text:p>
          </table:table-cell>
          <table:table-cell office:value-type="float" office:value="930">
            <text:p>930</text:p>
          </table:table-cell>
          <table:table-cell table:formula="of:=[.B45]*0.0328" office:value-type="float" office:value="39.5896">
            <text:p>39.5896</text:p>
          </table:table-cell>
          <table:table-cell table:formula="of:=(1440-[.C45])*0.0328" office:value-type="float" office:value="16.728">
            <text:p>16.7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ICL4">http://www.cs.rit.edu/~robotlab/ICL4</text:a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ICL5</text:p>
          </table:table-cell>
          <table:table-cell office:value-type="float" office:value="1368">
            <text:p>1368</text:p>
          </table:table-cell>
          <table:table-cell office:value-type="float" office:value="930">
            <text:p>930</text:p>
          </table:table-cell>
          <table:table-cell table:formula="of:=[.B46]*0.0328" office:value-type="float" office:value="44.8704">
            <text:p>44.8704</text:p>
          </table:table-cell>
          <table:table-cell table:formula="of:=(1440-[.C46])*0.0328" office:value-type="float" office:value="16.728">
            <text:p>16.7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ICL5">http://www.cs.rit.edu/~robotlab/ICL5</text:a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ICL6</text:p>
          </table:table-cell>
          <table:table-cell office:value-type="float" office:value="1797">
            <text:p>1797</text:p>
          </table:table-cell>
          <table:table-cell office:value-type="float" office:value="930">
            <text:p>930</text:p>
          </table:table-cell>
          <table:table-cell table:formula="of:=[.B47]*0.0328" office:value-type="float" office:value="58.9416">
            <text:p>58.9416</text:p>
          </table:table-cell>
          <table:table-cell table:formula="of:=(1440-[.C47])*0.0328" office:value-type="float" office:value="16.728">
            <text:p>16.7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ICL6">http://www.cs.rit.edu/~robotlab/ICL6</text:a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PatternLab</text:p>
          </table:table-cell>
          <table:table-cell office:value-type="float" office:value="2096">
            <text:p>2096</text:p>
          </table:table-cell>
          <table:table-cell office:value-type="float" office:value="329">
            <text:p>329</text:p>
          </table:table-cell>
          <table:table-cell table:formula="of:=[.B48]*0.0328" office:value-type="float" office:value="68.7488">
            <text:p>68.7488</text:p>
          </table:table-cell>
          <table:table-cell table:formula="of:=(1440-[.C48])*0.0328" office:value-type="float" office:value="36.4408">
            <text:p>36.440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PatternLab">http://www.cs.rit.edu/~robotlab/PatternLab</text:a></text:p>
          </table:table-cell>
          <table:table-cell office:value-type="string">
            <text:p><text:a xlink:href="http://www.cs.rit.edu/~dprl">http://www.cs.rit.edu/~dprl</text:a></text:p>
          </table:table-cell>
          <table:table-cell table:number-columns-repeated="1016"/>
        </table:table-row>
        <table:table-row table:style-name="ro2">
          <table:table-cell office:value-type="string">
            <text:p>DistribLab</text:p>
          </table:table-cell>
          <table:table-cell office:value-type="float" office:value="1974">
            <text:p>1974</text:p>
          </table:table-cell>
          <table:table-cell office:value-type="float" office:value="952">
            <text:p>952</text:p>
          </table:table-cell>
          <table:table-cell table:formula="of:=[.B49]*0.0328" office:value-type="float" office:value="64.7472">
            <text:p>64.7472</text:p>
          </table:table-cell>
          <table:table-cell table:formula="of:=(1440-[.C49])*0.0328" office:value-type="float" office:value="16.0064">
            <text:p>16.0064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DistribLab">http://www.cs.rit.edu/~robotlab/DistribLab</text:a></text:p>
          </table:table-cell>
          <table:table-cell office:value-type="string">
            <text:p><text:a xlink:href="http://www.cs.rit.edu/~wrc">http://www.cs.rit.edu/~wrc</text:a></text:p>
          </table:table-cell>
          <table:table-cell table:number-columns-repeated="1016"/>
        </table:table-row>
        <table:table-row table:style-name="ro2">
          <table:table-cell office:value-type="string">
            <text:p>GraphicsLab</text:p>
          </table:table-cell>
          <table:table-cell office:value-type="float" office:value="2050">
            <text:p>2050</text:p>
          </table:table-cell>
          <table:table-cell office:value-type="float" office:value="953">
            <text:p>953</text:p>
          </table:table-cell>
          <table:table-cell table:formula="of:=[.B50]*0.0328" office:value-type="float" office:value="67.24">
            <text:p>67.24</text:p>
          </table:table-cell>
          <table:table-cell table:formula="of:=(1440-[.C50])*0.0328" office:value-type="float" office:value="15.9736">
            <text:p>15.973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GraphicsLab">http://www.cs.rit.edu/~robotlab/GraphicsLab</text:a></text:p>
          </table:table-cell>
          <table:table-cell office:value-type="string">
            <text:p><text:a xlink:href="http://www.cs.rit.edu/~graphics">http://www.cs.rit.edu/~graphics</text:a></text:p>
          </table:table-cell>
          <table:table-cell table:number-columns-repeated="1016"/>
        </table:table-row>
        <table:table-row table:style-name="ro2">
          <table:table-cell office:value-type="string">
            <text:p>CompStudiesLab</text:p>
          </table:table-cell>
          <table:table-cell office:value-type="float" office:value="1082">
            <text:p>1082</text:p>
          </table:table-cell>
          <table:table-cell office:value-type="float" office:value="349">
            <text:p>349</text:p>
          </table:table-cell>
          <table:table-cell table:formula="of:=[.B51]*0.0328" office:value-type="float" office:value="35.4896">
            <text:p>35.4896</text:p>
          </table:table-cell>
          <table:table-cell table:formula="of:=(1440-[.C51])*0.0328" office:value-type="float" office:value="35.7848">
            <text:p>35.7848</text:p>
          </table:table-cell>
          <table:table-cell/>
          <table:table-cell table:style-name="ce4" office:value-type="string">
            <text:p><text:span text:style-name="T1"><text:a xlink:href="http://www.cs.rit.edu/~robotlab/CompStudiesLab">http://www.cs.rit.edu/~robotlab/CompStudiesLab</text:a></text:span></text:p>
          </table:table-cell>
          <table:table-cell office:value-type="string">
            <text:p><text:a xlink:href="http://www.cs.rit.edu/~rsg">http://www.cs.rit.edu/~rsg</text:a></text:p>
          </table:table-cell>
          <table:table-cell table:number-columns-repeated="1016"/>
        </table:table-row>
        <table:table-row table:style-name="ro2">
          <table:table-cell office:value-type="string">
            <text:p>StudentCenter</text:p>
          </table:table-cell>
          <table:table-cell table:number-columns-repeated="2"/>
          <table:table-cell table:formula="of:=[.B52]*0.0328" office:value-type="float" office:value="0">
            <text:p>0</text:p>
          </table:table-cell>
          <table:table-cell table:formula="of:=(1440-[.C52])*0.0328" office:value-type="float" office:value="47.232">
            <text:p>47.232</text:p>
          </table:table-cell>
          <table:table-cell/>
          <table:table-cell office:value-type="string">
            <text:p><text:a xlink:href="http://www.cs.rit.edu/~robotlab/StudentCenter">http://www.cs.rit.edu/~robotlab/StudentCenter</text:a></text:p>
          </table:table-cell>
          <table:table-cell office:value-type="string">
            <text:p>http://csc.cs.rit.edu/</text:p>
          </table:table-cell>
          <table:table-cell table:number-columns-repeated="1016"/>
        </table:table-row>
        <table:table-row table:style-name="ro2">
          <table:table-cell office:value-type="string">
            <text:p>GradCenter</text:p>
          </table:table-cell>
          <table:table-cell table:number-columns-repeated="2"/>
          <table:table-cell table:formula="of:=[.B53]*0.0328" office:value-type="float" office:value="0">
            <text:p>0</text:p>
          </table:table-cell>
          <table:table-cell table:formula="of:=(1440-[.C53])*0.0328" office:value-type="float" office:value="47.232">
            <text:p>47.232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GradCenter">http://www.cs.rit.edu/~robotlab/GradCenter</text:a></text:p>
          </table:table-cell>
          <table:table-cell office:value-type="string">
            <text:p>https://www.cs.rit.edu/programs/grad/description</text:p>
          </table:table-cell>
          <table:table-cell table:number-columns-repeated="1016"/>
        </table:table-row>
        <table:table-row table:style-name="ro2">
          <table:table-cell office:value-type="string">
            <text:p>CSOffice</text:p>
          </table:table-cell>
          <table:table-cell office:value-type="float" office:value="3267">
            <text:p>3267</text:p>
          </table:table-cell>
          <table:table-cell office:value-type="float" office:value="974">
            <text:p>974</text:p>
          </table:table-cell>
          <table:table-cell table:formula="of:=[.B54]*0.0328" office:value-type="float" office:value="107.1576">
            <text:p>107.1576</text:p>
          </table:table-cell>
          <table:table-cell table:formula="of:=(1440-[.C54])*0.0328" office:value-type="float" office:value="15.2848">
            <text:p>15.2848</text:p>
          </table:table-cell>
          <table:table-cell office:value-type="string">
            <text:p>W</text:p>
          </table:table-cell>
          <table:table-cell office:value-type="string">
            <text:p><text:a xlink:href="http://www.cs.rit.edu/~robotlab/CSOffice">http://www.cs.rit.edu/~robotlab/CSOffice</text:a></text:p>
          </table:table-cell>
          <table:table-cell office:value-type="string">
            <text:p><text:a xlink:href="http://www/">http://www</text:a>.cs.rit.edu/</text:p>
          </table:table-cell>
          <table:table-cell table:number-columns-repeated="1016"/>
        </table:table-row>
        <table:table-row table:style-name="ro2">
          <table:table-cell office:value-type="string">
            <text:p>Class3000</text:p>
          </table:table-cell>
          <table:table-cell office:value-type="float" office:value="3267">
            <text:p>3267</text:p>
          </table:table-cell>
          <table:table-cell office:value-type="float" office:value="693">
            <text:p>693</text:p>
          </table:table-cell>
          <table:table-cell table:formula="of:=[.B55]*0.0328" office:value-type="float" office:value="107.1576">
            <text:p>107.1576</text:p>
          </table:table-cell>
          <table:table-cell table:formula="of:=(1440-[.C55])*0.0328" office:value-type="float" office:value="24.5016">
            <text:p>24.5016</text:p>
          </table:table-cell>
          <table:table-cell office:value-type="string">
            <text:p>W</text:p>
          </table:table-cell>
          <table:table-cell table:style-name="ce5" office:value-type="string">
            <text:p><text:span text:style-name="T2"><text:a xlink:href="http://www.cs.rit.edu/~robotlab/Class3000">http://www.cs.rit.edu/~robotlab/Class3000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Class3510</text:p>
          </table:table-cell>
          <table:table-cell office:value-type="float" office:value="1901">
            <text:p>1901</text:p>
          </table:table-cell>
          <table:table-cell office:value-type="float" office:value="325">
            <text:p>325</text:p>
          </table:table-cell>
          <table:table-cell table:formula="of:=[.B56]*0.0328" office:value-type="float" office:value="62.3528">
            <text:p>62.3528</text:p>
          </table:table-cell>
          <table:table-cell table:formula="of:=(1440-[.C56])*0.0328" office:value-type="float" office:value="36.572">
            <text:p>36.572</text:p>
          </table:table-cell>
          <table:table-cell/>
          <table:table-cell table:style-name="ce5" office:value-type="string">
            <text:p><text:span text:style-name="T2"><text:a xlink:href="http://www.cs.rit.edu/~robotlab/Class3510">http://www.cs.rit.edu/~robotlab/Class3510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Class3560</text:p>
          </table:table-cell>
          <table:table-cell office:value-type="float" office:value="820">
            <text:p>820</text:p>
          </table:table-cell>
          <table:table-cell office:value-type="float" office:value="327">
            <text:p>327</text:p>
          </table:table-cell>
          <table:table-cell table:formula="of:=[.B57]*0.0328" office:value-type="float" office:value="26.896">
            <text:p>26.896</text:p>
          </table:table-cell>
          <table:table-cell table:formula="of:=(1440-[.C57])*0.0328" office:value-type="float" office:value="36.5064">
            <text:p>36.5064</text:p>
          </table:table-cell>
          <table:table-cell office:value-type="string">
            <text:p>N</text:p>
          </table:table-cell>
          <table:table-cell table:style-name="ce5" office:value-type="string">
            <text:p><text:span text:style-name="T2"><text:a xlink:href="http://www.cs.rit.edu/~robotlab/Class3560">http://www.cs.rit.edu/~robotlab/Class3560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Class3690</text:p>
          </table:table-cell>
          <table:table-cell office:value-type="float" office:value="393">
            <text:p>393</text:p>
          </table:table-cell>
          <table:table-cell office:value-type="float" office:value="930">
            <text:p>930</text:p>
          </table:table-cell>
          <table:table-cell table:formula="of:=[.B58]*0.0328" office:value-type="float" office:value="12.8904">
            <text:p>12.8904</text:p>
          </table:table-cell>
          <table:table-cell table:formula="of:=(1440-[.C58])*0.0328" office:value-type="float" office:value="16.728">
            <text:p>16.728</text:p>
          </table:table-cell>
          <table:table-cell office:value-type="string">
            <text:p>S</text:p>
          </table:table-cell>
          <table:table-cell table:style-name="ce5" office:value-type="string">
            <text:p><text:span text:style-name="T2"><text:a xlink:href="http://www.cs.rit.edu/~robotlab/Class3690">http://www.cs.rit.edu/~robotlab/Class3690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Class3455</text:p>
          </table:table-cell>
          <table:table-cell office:value-type="float" office:value="2089">
            <text:p>2089</text:p>
          </table:table-cell>
          <table:table-cell office:value-type="float" office:value="1042">
            <text:p>1042</text:p>
          </table:table-cell>
          <table:table-cell table:formula="of:=[.B59]*0.0328" office:value-type="float" office:value="68.5192">
            <text:p>68.5192</text:p>
          </table:table-cell>
          <table:table-cell table:formula="of:=(1440-[.C59])*0.0328" office:value-type="float" office:value="13.0544">
            <text:p>13.0544</text:p>
          </table:table-cell>
          <table:table-cell office:value-type="string">
            <text:p>N</text:p>
          </table:table-cell>
          <table:table-cell table:style-name="ce5" office:value-type="string">
            <text:p><text:span text:style-name="T2"><text:a xlink:href="http://www.cs.rit.edu/~robotlab/Class3455">http://www.cs.rit.edu/~robotlab/Class3455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Class3445</text:p>
          </table:table-cell>
          <table:table-cell office:value-type="float" office:value="2343">
            <text:p>2343</text:p>
          </table:table-cell>
          <table:table-cell office:value-type="float" office:value="1042">
            <text:p>1042</text:p>
          </table:table-cell>
          <table:table-cell table:formula="of:=[.B60]*0.0328" office:value-type="float" office:value="76.8504">
            <text:p>76.8504</text:p>
          </table:table-cell>
          <table:table-cell table:formula="of:=(1440-[.C60])*0.0328" office:value-type="float" office:value="13.0544">
            <text:p>13.0544</text:p>
          </table:table-cell>
          <table:table-cell office:value-type="string">
            <text:p>N</text:p>
          </table:table-cell>
          <table:table-cell table:style-name="ce5" office:value-type="string">
            <text:p><text:span text:style-name="T2"><text:a xlink:href="http://www.cs.rit.edu/~robotlab/Class3445">http://www.cs.rit.edu/~robotlab/Class3445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Class3435S</text:p>
          </table:table-cell>
          <table:table-cell office:value-type="float" office:value="2595">
            <text:p>2595</text:p>
          </table:table-cell>
          <table:table-cell office:value-type="float" office:value="1042">
            <text:p>1042</text:p>
          </table:table-cell>
          <table:table-cell table:formula="of:=[.B61]*0.0328" office:value-type="float" office:value="85.116">
            <text:p>85.116</text:p>
          </table:table-cell>
          <table:table-cell table:formula="of:=(1440-[.C61])*0.0328" office:value-type="float" office:value="13.0544">
            <text:p>13.0544</text:p>
          </table:table-cell>
          <table:table-cell office:value-type="string">
            <text:p>N</text:p>
          </table:table-cell>
          <table:table-cell table:style-name="ce5" office:value-type="string">
            <text:p><text:span text:style-name="T2"><text:a xlink:href="http://www.cs.rit.edu/~robotlab/Class3435S">http://www.cs.rit.edu/~robotlab/Class3435S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Class3435N</text:p>
          </table:table-cell>
          <table:table-cell office:value-type="float" office:value="2855">
            <text:p>2855</text:p>
          </table:table-cell>
          <table:table-cell office:value-type="float" office:value="1042">
            <text:p>1042</text:p>
          </table:table-cell>
          <table:table-cell table:formula="of:=[.B62]*0.0328" office:value-type="float" office:value="93.644">
            <text:p>93.644</text:p>
          </table:table-cell>
          <table:table-cell table:formula="of:=(1440-[.C62])*0.0328" office:value-type="float" office:value="13.0544">
            <text:p>13.0544</text:p>
          </table:table-cell>
          <table:table-cell office:value-type="string">
            <text:p>N</text:p>
          </table:table-cell>
          <table:table-cell table:style-name="ce5" office:value-type="string">
            <text:p><text:span text:style-name="T2"><text:a xlink:href="http://www.cs.rit.edu/~robotlab/Class3435N">http://www.cs.rit.edu/~robotlab/Class3435N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ComputerVisionLab</text:p>
          </table:table-cell>
          <table:table-cell office:value-type="float" office:value="2834">
            <text:p>2834</text:p>
          </table:table-cell>
          <table:table-cell office:value-type="float" office:value="623">
            <text:p>623</text:p>
          </table:table-cell>
          <table:table-cell table:formula="of:=[.B63]*0.0328" office:value-type="float" office:value="92.9552">
            <text:p>92.9552</text:p>
          </table:table-cell>
          <table:table-cell table:formula="of:=(1440-[.C63])*0.0328" office:value-type="float" office:value="26.7976">
            <text:p>26.7976</text:p>
          </table:table-cell>
          <table:table-cell table:style-name="ce3" office:value-type="string">
            <text:p>E</text:p>
          </table:table-cell>
          <table:table-cell office:value-type="string">
            <text:p><text:a xlink:href="http://www.cs.rit.edu/~robotlab/ComputerVisionLab">http://www.cs.rit.edu/~robotlab/ComputerVisionLab</text:a>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2">
          <table:table-cell office:value-type="string">
            <text:p>BreakOutRoom4</text:p>
          </table:table-cell>
          <table:table-cell office:value-type="float" office:value="601">
            <text:p>601</text:p>
          </table:table-cell>
          <table:table-cell office:value-type="float" office:value="738">
            <text:p>738</text:p>
          </table:table-cell>
          <table:table-cell table:formula="of:=[.B64]*0.0328" office:value-type="float" office:value="19.7128">
            <text:p>19.7128</text:p>
          </table:table-cell>
          <table:table-cell table:formula="of:=(1440-[.C64])*0.0328" office:value-type="float" office:value="23.0256">
            <text:p>23.0256</text:p>
          </table:table-cell>
          <table:table-cell office:value-type="string">
            <text:p>W</text:p>
          </table:table-cell>
          <table:table-cell office:value-type="string">
            <text:p><text:a xlink:href="http://www.cs.rit.edu/~robotlab/BreakOutRoom4">http://www.cs.rit.edu/~robotlab/BreakOutRoom4</text:a>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2">
          <table:table-cell office:value-type="string">
            <text:p>BreakOutRoom3</text:p>
          </table:table-cell>
          <table:table-cell office:value-type="float" office:value="602">
            <text:p>602</text:p>
          </table:table-cell>
          <table:table-cell office:value-type="float" office:value="617">
            <text:p>617</text:p>
          </table:table-cell>
          <table:table-cell table:formula="of:=[.B65]*0.0328" office:value-type="float" office:value="19.7456">
            <text:p>19.7456</text:p>
          </table:table-cell>
          <table:table-cell table:formula="of:=(1440-[.C65])*0.0328" office:value-type="float" office:value="26.9944">
            <text:p>26.9944</text:p>
          </table:table-cell>
          <table:table-cell office:value-type="string">
            <text:p>W</text:p>
          </table:table-cell>
          <table:table-cell office:value-type="string">
            <text:p><text:a xlink:href="http://www.cs.rit.edu/~robotlab/BreakOutRoom3">http://www.cs.rit.edu/~robotlab/BreakOutRoom3</text:a>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2">
          <table:table-cell office:value-type="string">
            <text:p>BreakOutRoom2</text:p>
          </table:table-cell>
          <table:table-cell office:value-type="float" office:value="602">
            <text:p>602</text:p>
          </table:table-cell>
          <table:table-cell office:value-type="float" office:value="496">
            <text:p>496</text:p>
          </table:table-cell>
          <table:table-cell table:formula="of:=[.B66]*0.0328" office:value-type="float" office:value="19.7456">
            <text:p>19.7456</text:p>
          </table:table-cell>
          <table:table-cell table:formula="of:=(1440-[.C66])*0.0328" office:value-type="float" office:value="30.9632">
            <text:p>30.9632</text:p>
          </table:table-cell>
          <table:table-cell office:value-type="string">
            <text:p>W</text:p>
          </table:table-cell>
          <table:table-cell office:value-type="string">
            <text:p><text:a xlink:href="http://www.cs.rit.edu/~robotlab/BreakOutRoom2">http://www.cs.rit.edu/~robotlab/BreakOutRoom2</text:a>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2">
          <table:table-cell office:value-type="string">
            <text:p>Room3441</text:p>
          </table:table-cell>
          <table:table-cell office:value-type="float" office:value="2232">
            <text:p>2232</text:p>
          </table:table-cell>
          <table:table-cell office:value-type="float" office:value="652">
            <text:p>652</text:p>
          </table:table-cell>
          <table:table-cell table:formula="of:=[.B67]*0.0328" office:value-type="float" office:value="73.2096">
            <text:p>73.2096</text:p>
          </table:table-cell>
          <table:table-cell table:formula="of:=(1440-[.C67])*0.0328" office:value-type="float" office:value="25.8464">
            <text:p>25.8464</text:p>
          </table:table-cell>
          <table:table-cell office:value-type="string">
            <text:p>W</text:p>
          </table:table-cell>
          <table:table-cell office:value-type="string">
            <text:p><text:a xlink:href="http://www.cs.rit.edu/~robotlab/Room3441">http://www.cs.rit.edu/~robotlab/Room3441</text:a></text:p>
          </table:table-cell>
          <table:table-cell office:value-type="string">
            <text:p>https://www.cs.rit.edu/resources/computing/admins</text:p>
          </table:table-cell>
          <table:table-cell table:number-columns-repeated="1016"/>
        </table:table-row>
        <table:table-row table:style-name="ro2">
          <table:table-cell office:value-type="string">
            <text:p>Room3440</text:p>
          </table:table-cell>
          <table:table-cell office:value-type="float" office:value="2288">
            <text:p>2288</text:p>
          </table:table-cell>
          <table:table-cell office:value-type="float" office:value="724">
            <text:p>724</text:p>
          </table:table-cell>
          <table:table-cell table:formula="of:=[.B68]*0.0328" office:value-type="float" office:value="75.0464">
            <text:p>75.0464</text:p>
          </table:table-cell>
          <table:table-cell table:formula="of:=(1440-[.C68])*0.0328" office:value-type="float" office:value="23.4848">
            <text:p>23.4848</text:p>
          </table:table-cell>
          <table:table-cell office:value-type="string">
            <text:p>E</text:p>
          </table:table-cell>
          <table:table-cell office:value-type="string">
            <text:p><text:a xlink:href="http://www.cs.rit.edu/~robotlab/Room3440">http://www.cs.rit.edu/~robotlab/Room3440</text:a>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2">
          <table:table-cell office:value-type="string">
            <text:p>Room3430</text:p>
          </table:table-cell>
          <table:table-cell office:value-type="float" office:value="2512">
            <text:p>2512</text:p>
          </table:table-cell>
          <table:table-cell office:value-type="float" office:value="320">
            <text:p>320</text:p>
          </table:table-cell>
          <table:table-cell table:formula="of:=[.B69]*0.0328" office:value-type="float" office:value="82.3936">
            <text:p>82.3936</text:p>
          </table:table-cell>
          <table:table-cell table:formula="of:=(1440-[.C69])*0.0328" office:value-type="float" office:value="36.736">
            <text:p>36.736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Room3430">http://www.cs.rit.edu/~robotlab/Room3430</text:a></text:p>
          </table:table-cell>
          <table:table-cell office:value-type="string">
            <text:p>https://www.cs.rit.edu/resources/computing/admins</text:p>
          </table:table-cell>
          <table:table-cell table:number-columns-repeated="1016"/>
        </table:table-row>
        <table:table-row table:style-name="ro2">
          <table:table-cell office:value-type="string">
            <text:p>Room3684</text:p>
          </table:table-cell>
          <table:table-cell office:value-type="float" office:value="537">
            <text:p>537</text:p>
          </table:table-cell>
          <table:table-cell office:value-type="float" office:value="760">
            <text:p>760</text:p>
          </table:table-cell>
          <table:table-cell table:formula="of:=[.B70]*0.0328" office:value-type="float" office:value="17.6136">
            <text:p>17.6136</text:p>
          </table:table-cell>
          <table:table-cell table:formula="of:=(1440-[.C70])*0.0328" office:value-type="float" office:value="22.304">
            <text:p>22.304</text:p>
          </table:table-cell>
          <table:table-cell office:value-type="string">
            <text:p>E</text:p>
          </table:table-cell>
          <table:table-cell office:value-type="string">
            <text:p><text:a xlink:href="http://www.cs.rit.edu/~robotlab/Room3684">http://www.cs.rit.edu/~robotlab/Room3684</text:a>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2">
          <table:table-cell office:value-type="string">
            <text:p>Room3688</text:p>
          </table:table-cell>
          <table:table-cell office:value-type="float" office:value="537">
            <text:p>537</text:p>
          </table:table-cell>
          <table:table-cell office:value-type="float" office:value="634">
            <text:p>634</text:p>
          </table:table-cell>
          <table:table-cell table:formula="of:=[.B71]*0.0328" office:value-type="float" office:value="17.6136">
            <text:p>17.6136</text:p>
          </table:table-cell>
          <table:table-cell table:formula="of:=(1440-[.C71])*0.0328" office:value-type="float" office:value="26.4368">
            <text:p>26.4368</text:p>
          </table:table-cell>
          <table:table-cell office:value-type="string">
            <text:p>E</text:p>
          </table:table-cell>
          <table:table-cell office:value-type="string">
            <text:p><text:a xlink:href="http://www.cs.rit.edu/~robotlab/Room3688">http://www.cs.rit.edu/~robotlab/Room3688</text:a></text:p>
          </table:table-cell>
          <table:table-cell office:value-type="string">
            <text:p><text:a xlink:href="http://www.cs.rit.edu/~rlc">http://www.cs.rit.edu/~rlc</text:a></text:p>
          </table:table-cell>
          <table:table-cell table:number-columns-repeated="1016"/>
        </table:table-row>
        <table:table-row table:style-name="ro2">
          <table:table-cell office:value-type="string">
            <text:p>Room113</text:p>
          </table:table-cell>
          <table:table-cell office:value-type="float" office:value="3145">
            <text:p>3145</text:p>
          </table:table-cell>
          <table:table-cell office:value-type="float" office:value="233">
            <text:p>233</text:p>
          </table:table-cell>
          <table:table-cell table:formula="of:=[.B72]*0.0328" office:value-type="float" office:value="103.156">
            <text:p>103.156</text:p>
          </table:table-cell>
          <table:table-cell table:formula="of:=(1440-[.C72])*0.0328" office:value-type="float" office:value="39.5896">
            <text:p>39.5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Room113">http://www.cs.rit.edu/~robotlab/Room113</text:a>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2">
          <table:table-cell office:value-type="string">
            <text:p>Room595</text:p>
          </table:table-cell>
          <table:table-cell office:value-type="float" office:value="2576">
            <text:p>2576</text:p>
          </table:table-cell>
          <table:table-cell office:value-type="float" office:value="950">
            <text:p>950</text:p>
          </table:table-cell>
          <table:table-cell table:formula="of:=[.B73]*0.0328" office:value-type="float" office:value="84.4928">
            <text:p>84.4928</text:p>
          </table:table-cell>
          <table:table-cell table:formula="of:=(1440-[.C73])*0.0328" office:value-type="float" office:value="16.072">
            <text:p>16.072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Room595">http://www.cs.rit.edu/~robotlab/Room595</text:a>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2">
          <table:table-cell office:value-type="string">
            <text:p>Room4000</text:p>
          </table:table-cell>
          <table:table-cell office:value-type="float" office:value="2674">
            <text:p>2674</text:p>
          </table:table-cell>
          <table:table-cell office:value-type="float" office:value="950">
            <text:p>950</text:p>
          </table:table-cell>
          <table:table-cell table:formula="of:=[.B74]*0.0328" office:value-type="float" office:value="87.7072">
            <text:p>87.7072</text:p>
          </table:table-cell>
          <table:table-cell table:formula="of:=(1440-[.C74])*0.0328" office:value-type="float" office:value="16.072">
            <text:p>16.072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Room4000">http://www.cs.rit.edu/~robotlab/Room4000</text:a>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3">
          <table:table-cell office:value-type="string">
            <text:p>TestRobotLab1</text:p>
          </table:table-cell>
          <table:table-cell office:value-type="float" office:value="2616">
            <text:p>2616</text:p>
          </table:table-cell>
          <table:table-cell office:value-type="float" office:value="435">
            <text:p>435</text:p>
          </table:table-cell>
          <table:table-cell table:formula="of:=[.B75]*0.0328" office:value-type="float" office:value="85.8048">
            <text:p>85.8048</text:p>
          </table:table-cell>
          <table:table-cell table:style-name="ce1" table:formula="of:=(1440-[.C75])*0.0328" office:value-type="float" office:value="32.964">
            <text:p>32.964</text:p>
          </table:table-cell>
          <table:table-cell office:value-type="string">
            <text:p>E</text:p>
          </table:table-cell>
          <table:table-cell table:style-name="Default" office:value-type="string">
            <text:p><text:a xlink:href="http://www.cs.rit.edu/~robotlab/TestRobotLab1">http://www.cs.rit.edu/~robotlab/TestRobotLab1</text:a>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>
            <text:p>TestRobotLab2</text:p>
          </table:table-cell>
          <table:table-cell office:value-type="float" office:value="2795">
            <text:p>2795</text:p>
          </table:table-cell>
          <table:table-cell office:value-type="float" office:value="438">
            <text:p>438</text:p>
          </table:table-cell>
          <table:table-cell table:style-name="ce1" table:formula="of:=[.B76]*0.0328" office:value-type="float" office:value="91.676">
            <text:p>91.676</text:p>
          </table:table-cell>
          <table:table-cell table:style-name="ce1" table:formula="of:=(1440-[.C76])*0.0328" office:value-type="float" office:value="32.8656">
            <text:p>32.8656</text:p>
          </table:table-cell>
          <table:table-cell office:value-type="string">
            <text:p>W</text:p>
          </table:table-cell>
          <table:table-cell office:value-type="string">
            <text:p>http://www.cs.rit.edu/~robotlab/TestRobotLab2</text:p>
          </table:table-cell>
          <table:table-cell table:style-name="Default"/>
          <table:table-cell table:number-columns-repeated="1016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7P2" style:volatile="true" number:language="en" number:country="US">
      <number:text> -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0P2" style:volatile="true" number:language="en" number:country="US">
      <number:currency-symbol/>
      <number:text>- </number:text>
    </number:currency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time-style style:name="N5147" number:language="en" number:country="US">
      <number:minutes number:style="long"/>
      <number:text>:</number:text>
      <number:seconds number:style="long"/>
    </number:time-style>
    <number:time-style style:name="N514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9" number:language="en" number:country="US">
      <number:minutes number:style="long"/>
      <number:text>:</number:text>
      <number:seconds number:style="long" number:decimal-places="1"/>
    </number:time-style>
    <number:number-style style:name="N5150" number:language="en" number:country="US">
      <number:scientific-number number:decimal-places="1" number:min-integer-digits="3" number:min-exponent-digits="1"/>
    </number:number-style>
    <number:number-style style:name="N5151P0" style:volatile="true" number:language="en" number:country="US">
      <number:number number:decimal-places="0" number:min-integer-digits="1" number:grouping="true"/>
      <number:text> </number:text>
    </number:number-style>
    <number:number-style style:name="N5151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1P0"/>
    </number:number-style>
    <number:number-style style:name="N5152P0" style:volatile="true" number:language="en" number:country="US">
      <number:number number:decimal-places="2" number:min-integer-digits="1" number:grouping="true"/>
      <number:text> </number:text>
    </number:number-style>
    <number:number-style style:name="N5152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52P0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Result2_20_1" style:display-name="Result2 1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1.3937in" fo:margin-bottom="1.3937in" fo:margin-left="0.75in" fo:margin-right="0.75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2">05/22/2013</text:date>, <text:time>13:5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ack Butler</meta:initial-creator>
    <meta:creation-date>2012-06-20T18:56:21</meta:creation-date>
    <dc:date>2013-05-22T13:50:05</dc:date>
    <meta:generator>OpenOffice.org/3.2$Linux OpenOffice.org_project/320m12$Build-9483</meta:generator>
    <meta:editing-duration>PT13H43M12S</meta:editing-duration>
    <meta:editing-cycles>36</meta:editing-cycles>
    <dc:creator>Ravdeep </dc:creator>
    <meta:document-statistic meta:table-count="1" meta:cell-count="603" meta:object-count="0"/>
    <meta:user-defined meta:name="AppVersion">14.0300</meta:user-defined>
    <meta:user-defined meta:name="Company">Rochester Institute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